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Opto Endstop 1.0 Kit”</text:p>
            <text:p text:style-name="P1">make.rrrf.org/oes-1.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8-03-18T19:14:14</dc:date>
    <dc:language>en-US</dc:languag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300" meta:character-count="2070"/>
  </office:meta>
</office:document-meta>
</file>